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0eca82" officeooo:paragraph-rsid="0015fb4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officeooo:rsid="0015fb4a" officeooo:paragraph-rsid="0015fb4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eca82" officeooo:paragraph-rsid="0015fb4a"/>
    </style:style>
    <style:style style:name="P4" style:family="paragraph" style:parent-style-name="Standard">
      <style:text-properties officeooo:rsid="000eca82" officeooo:paragraph-rsid="0015fb4a"/>
    </style:style>
    <style:style style:name="P5" style:family="paragraph" style:parent-style-name="Standard">
      <style:text-properties style:font-name="Liberation Serif" fo:language="es" fo:country="AR" officeooo:rsid="000ebf69" officeooo:paragraph-rsid="0015fb4a"/>
    </style:style>
    <style:style style:name="P6" style:family="paragraph" style:parent-style-name="Standard">
      <style:text-properties fo:font-weight="normal" officeooo:rsid="000eca82" officeooo:paragraph-rsid="0015fb4a" style:font-weight-asian="normal" style:font-weight-complex="normal"/>
    </style:style>
    <style:style style:name="T1" style:family="text">
      <style:text-properties officeooo:rsid="0015fb4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fb4a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16fb37"/>
    </style:style>
    <style:style style:name="T6" style:family="text">
      <style:text-properties officeooo:rsid="00180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cuela Metropolitana de Arte Dramático</text:p>
      <text:p text:style-name="P3">Filosofía II (turno vespertino)</text:p>
      <text:p text:style-name="P3">1er cuatrimestre 2020</text:p>
      <text:p text:style-name="P3">Profa. Natalia Zorrilla</text:p>
      <text:p text:style-name="P3"/>
      <text:p text:style-name="P3"/>
      <text:p text:style-name="P1">Punteo temático de </text:p>
      <text:p text:style-name="P2">René Descartes: <text:span text:style-name="T2">Meditaciones metafísicas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-<text:span text:style-name="T5">Objetivo y método del ejercicio meditativo como búsqueda de la verdad.</text:span></text:p>
      <text:p text:style-name="P5"/>
      <text:p text:style-name="P5">-<text:span text:style-name="T5">Posibles fuentes de engaño e ilusión: examen de las facultades cognitivas [los sentidos, la memoria, la imaginación, el entendimiento]</text:span></text:p>
      <text:p text:style-name="P5"/>
      <text:p text:style-name="P5">-<text:span text:style-name="T5">Argumento de los sentidos</text:span></text:p>
      <text:p text:style-name="P5"/>
      <text:p text:style-name="P5">-<text:span text:style-name="T5">Cuerpo propio</text:span></text:p>
      <text:p text:style-name="P5"/>
      <text:p text:style-name="P5">-<text:span text:style-name="T5">Locura</text:span></text:p>
      <text:p text:style-name="P5"/>
      <text:p text:style-name="P5">-<text:span text:style-name="T5">Argumento del sueño</text:span></text:p>
      <text:p text:style-name="P5"/>
      <text:p text:style-name="P5">-<text:span text:style-name="T5">Composición artística pictórica y composición imaginaria</text:span></text:p>
      <text:p text:style-name="P5"/>
      <text:p text:style-name="P5">-<text:span text:style-name="T5">Verdades de las ciencias</text:span></text:p>
      <text:p text:style-name="P5"/>
      <text:p text:style-name="P5">-<text:span text:style-name="T5">Argumento del Dios engañador / genio maligno</text:span></text:p>
      <text:p text:style-name="P5"/>
      <text:p text:style-name="P5">-<text:span text:style-name="T5">Dudas / prejuicios / saberes que rigen la vida cotidiana</text:span></text:p>
      <text:p text:style-name="P5"/>
      <text:p text:style-name="P5">-<text:span text:style-name="T5">Poder del escepticismo y alcance del argumento del genio maligno</text:span></text:p>
      <text:p text:style-name="P5"/>
      <text:p text:style-name="P5">-<text:span text:style-name="T5">Yo soy [engañado] = yo soy</text:span></text:p>
      <text:p text:style-name="P5"/>
      <text:p text:style-name="P5">-<text:span text:style-name="T5">¿Qué soy? ¿Hombre, animal racional, alma, cuerpo?</text:span></text:p>
      <text:p text:style-name="P5"/>
      <text:p text:style-name="P5">-<text:span text:style-name="T5">¿Quién soy? ¿Puedo conocer mi verdadera esencia a través de los sentidos, de la memoria, de la imaginación?</text:span></text:p>
      <text:p text:style-name="P5"/>
      <text:p text:style-name="P5">-<text:span text:style-name="T5">Cosa pensante</text:span></text:p>
      <text:p text:style-name="P5"/>
      <text:p text:style-name="P5">-<text:span text:style-name="T6">La identidad de la cera: ¿En qué consiste? ¿Cómo puedo comprender lo que la cera verdaderamente es (a través de qué facultad cognitiva)?</text:span></text:p>
      <text:p text:style-name="P5"/>
      <text:p text:style-name="P5">-<text:span text:style-name="T6">Juzgo que la cera existe / Pienso que veo la cera = yo existo</text:span></text:p>
      <text:p text:style-name="P4"/>
      <text:p text:style-name="P4"/>
      <text:p text:style-name="P6">Referencia bibliográfica: </text:p>
      <text:p text:style-name="P6"><text:span text:style-name="T1">Descartes, René. 2007. </text:span><text:span text:style-name="T3">Meditaciones metafísicas</text:span><text:span text:style-name="T1">, Madrid, Espasa Calpe. Meditación primera y segun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 </meta:initial-creator>
    <meta:creation-date>2020-04-11T16:26:51.981047264</meta:creation-date>
    <dc:date>2020-04-11T16:52:39.130913768</dc:date>
    <dc:creator>Author </dc:creator>
    <meta:editing-duration>PT10M16S</meta:editing-duration>
    <meta:editing-cycles>2</meta:editing-cycles>
    <meta:generator>LibreOffice/6.2.4.2$Linux_X86_64 LibreOffice_project/2412653d852ce75f65fbfa83fb7e7b669a126d64</meta:generator>
    <meta:document-statistic meta:table-count="0" meta:image-count="0" meta:object-count="0" meta:page-count="1" meta:paragraph-count="25" meta:word-count="183" meta:character-count="1219" meta:non-whitespace-character-count="1059"/>
  </office:meta>
</office:document-meta>
</file>